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0244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5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5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5595.15" calcext:value-type="float">
            <text:p>5,595.15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3383.13" calcext:value-type="float">
            <text:p>3,383.13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275821.92" calcext:value-type="float">
            <text:p>275,821.92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16661.67" calcext:value-type="float">
            <text:p>16,661.67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20827.19" calcext:value-type="float">
            <text:p>20,827.19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15619.33" calcext:value-type="float">
            <text:p>15,619.33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21773.75" calcext:value-type="float">
            <text:p>21,773.75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5340.51" calcext:value-type="float">
            <text:p>5,340.51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1355.06" calcext:value-type="float">
            <text:p>1,355.06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10616.85" calcext:value-type="float">
            <text:p>10,616.85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12837.98" calcext:value-type="float">
            <text:p>12,837.98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23194.2" calcext:value-type="float">
            <text:p>23,194.20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391267.18" calcext:value-type="float">
            <text:p>391,267.18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37535.85" calcext:value-type="float">
            <text:p>37,535.85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11299.66" calcext:value-type="float">
            <text:p>11,299.66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26357.02" calcext:value-type="float">
            <text:p>26,357.02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4300" calcext:value-type="string">
            <text:p>0000000000000000000004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24476.49" calcext:value-type="float">
            <text:p>24,476.49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20247.38" calcext:value-type="float">
            <text:p>20,247.38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40139.18" calcext:value-type="float">
            <text:p>40,139.18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4729.16" calcext:value-type="float">
            <text:p>4,729.16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26466.26" calcext:value-type="float">
            <text:p>26,466.26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136936.31" calcext:value-type="float">
            <text:p>136,936.31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1794.26" calcext:value-type="float">
            <text:p>1,794.26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14174.17" calcext:value-type="float">
            <text:p>14,174.17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24765.48" calcext:value-type="float">
            <text:p>24,765.48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21495.82" calcext:value-type="float">
            <text:p>21,495.82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31773.21" calcext:value-type="float">
            <text:p>31,773.21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37931.66" calcext:value-type="float">
            <text:p>37,931.66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202382.92" calcext:value-type="float">
            <text:p>202,382.92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17881.9" calcext:value-type="float">
            <text:p>17,881.90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11056.39" calcext:value-type="float">
            <text:p>11,056.39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50440.38" calcext:value-type="float">
            <text:p>50,440.38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38124.91" calcext:value-type="float">
            <text:p>38,124.91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21376.37" calcext:value-type="float">
            <text:p>21,376.37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10255.06" calcext:value-type="float">
            <text:p>10,255.06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1687.3" calcext:value-type="float">
            <text:p>1,687.30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195890.48" calcext:value-type="float">
            <text:p>195,890.48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121914.15" calcext:value-type="float">
            <text:p>121,914.15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5468.65" calcext:value-type="float">
            <text:p>5,468.65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12926.61" calcext:value-type="float">
            <text:p>12,926.61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792.54" calcext:value-type="float">
            <text:p>792.54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29480.65" calcext:value-type="float">
            <text:p>29,480.65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11254.03" calcext:value-type="float">
            <text:p>11,254.03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15185.67" calcext:value-type="float">
            <text:p>15,185.67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 table:number-rows-repeated="86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4-30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ABRIL 2014" calcext:value-type="string">
            <text:p>PROVISION ANTIGUEDAD PRESTACIONES SOCIALES DIARIA ABRIL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4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4-30','---','-------------------------','PROVISION ANTIGUEDAD PRESTACIONES SOCIALES DIARIA ABRIL 2014',1,'-','----------','----------',0,0,0,0,'--','SIGESP');" calcext:value-type="string">
            <text:p>INSERT INTO sigesp_cmp VALUES('0001','SCGCMP','0','2014-04-30','---','-------------------------','PROVISION ANTIGUEDAD PRESTACIONES SOCIALES DIARIA ABRIL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6:24:17.2380705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6:24:43.072814938</dc:date>
    <dc:creator>Juan Plablo</dc:creator>
    <meta:editing-duration>PT4H36S</meta:editing-duration>
    <meta:editing-cycles>31</meta:editing-cycles>
    <meta:generator>LibreOffice/4.1.4.2$Linux_X86_64 LibreOffice_project/410m0$Build-2</meta:generator>
    <meta:document-statistic meta:table-count="2" meta:cell-count="720" meta:object-count="0"/>
  </office:meta>
</office:document-meta>
</file>